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Noto Sans" svg:font-family="'Noto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1d1c1d" loext:opacity="100%" style:text-line-through-style="none" style:text-line-through-type="none" style:font-name="Arial" fo:font-size="11.5pt" fo:font-style="normal" style:text-underline-style="none" fo:font-weight="normal" style:text-blinking="false" fo:background-color="#f8f8f8"/>
    </style:style>
    <style:style style:name="P3" style:family="paragraph" style:parent-style-name="Standard">
      <style:text-properties officeooo:rsid="000b546d" officeooo:paragraph-rsid="000b546d"/>
    </style:style>
    <style:style style:name="P4"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1c1d" loext:opacity="100%" style:text-line-through-style="none" style:text-line-through-type="none" style:font-name="Arial" fo:font-size="11.5pt" fo:font-style="normal" style:text-underline-style="none" fo:font-weight="normal" style:text-blinking="false" fo:background-color="#f8f8f8"/>
    </style:style>
    <style:style style:name="P5"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1d1c1d" loext:opacity="100%" style:text-line-through-style="none" style:text-line-through-type="none" style:font-name="Arial" fo:font-size="11.5pt" fo:font-style="normal" style:text-underline-style="none" fo:font-weight="normal" style:text-blinking="false" fo:background-color="#f8f8f8"/>
    </style:style>
    <style:style style:name="T1" style:family="text">
      <style:text-properties fo:font-variant="normal" fo:text-transform="none" fo:color="#0069a6" loext:opacity="100%" style:font-name="Noto Sans" fo:font-size="9pt" fo:letter-spacing="normal" fo:font-style="normal" fo:font-weight="normal" loext:padding="0cm" loext:border="non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7b66263-7fff-fd7e-47d2-0f88a496b630"/>Dudas con el API Contenidos</text:p>
      <text:p text:style-name="Text_20_body"/>
      <text:p text:style-name="P2">iden un id que no sé cuál es o en qué formato está. y además de eso, no sé si hay alguna manera de ver la estructura del json, pero si la hay, no soy capaz de encontrarla (y necesitaría verlo para insertar los campos en la web).</text:p>
      <text:p text:style-name="Text_20_body"/>
      <text:p text:style-name="P2">dbarrero: Lo del id no lo entiendo, quizás sea el api_key, si es eso lo explica debajo, sino necesito más info, en cuanto al json, te pongo lo que se puede hacer para obtener información de los campos : </text:p>
      <text:list xml:id="list471607662" text:style-name="L1">
        <text:list-item>
          <text:p text:style-name="P4">Arriba del todo poner un api_key no caducado, te pongo un que caduca en un mes :</text:p>
        </text:list-item>
      </text:list>
      <text:p text:style-name="Text_20_body"/>
      <text:p text:style-name="P2">eyJ0eXAiOiJKV1QiLCJhbGciOiJSUzI1NiIsImtpZCI6InRlc3QifQ.eyJ1c2VybmFtZSI6Im1jYXJiYWxsb0BpYmVybGV5LmVzIiwiaWQiOiI3MCIsImV4cCI6MTYxODk4NjI4NywiaWF0IjoxNjE4ODI0Mjg3LCJyb2xlcyI6WyJST0xFX1BSRU1JVU0iXSwibWF0IjoiUEUsQ0ksTUUsQURNLEZJLExBIiwiY29sIjoiQ0MsU1VCLExFLENWIiwiZ2MiOiIyIn0.mZ2TlHcpOTlmcsAnINTGJVTextxnWZm9nDk1bVWLWm5jfH0uHuC-uLMN9ruP9N-W0pg6hBY4CQ8iQZ01OXxragYqH-L0WP3M2f_LbVrcG-Bu0TPckU1Wi-ONw-PCU9XXnZzEt-YLHFTNGekPp60crvF5Jb-e3ramqCsrLV0m8l9VUU9tl-vR450x0YcNrJT44o67pvs0-fYBYlfgPWaVZg-pLhWsGrDKi0AVPgUx2g_2NdzavNEHc6wWhzZ90fN13Y2vH6UeQFx49PH237CfbZuBbGt50FxZjTKYBs4xyvYfuPY1ZbsiSciDCrkWZG-4gLRly9WY0CB2BGtJLwV4-FalxISonr9Y4Q286Bwj5MY3mFE6VYi13HffEnUXe47OcfbHnqGjf5VmMsAHBBM3eG5n7AZVbSKOX2esjTftDOgy4fCoPqdEzgElZtna57e5rNGMx8AKj65qX0inpQ949NbeJJD9k7e4MlHFEB1VyxRUZg1RafbESktYdk8S03GIKPLuch1cBjAlABP_BSryuK7ZfkvRpRyVMrzK4ELJbm6vLAcaLKIOVt8iW3DVSK6zJihuTCP_BmfX2kOXn1fLs94FKdW_d8haCIpP6AmNWNCDikAmJwXdNVhK96_JinBYUulaJj41DOf03trzA-LYAP92H-JDqs3sm94E2NCiDTY</text:p>
      <text:p text:style-name="Text_20_body"/>
      <text:list xml:id="list1778843894" text:style-name="L2">
        <text:list-item>
          <text:p text:style-name="P5">Luego desplegamos la acción que queremos consultar  ( aquí ya nos aparece información de todos los campos )</text:p>
        </text:list-item>
        <text:list-item>
          <text:p text:style-name="P5">Le damos a SandBox</text:p>
        </text:list-item>
        <text:list-item>
          <text:p text:style-name="P5">Si clickamos en “try” nos muestra ejemplo del json resultante dependiendo de la acción.</text:p>
        </text:list-item>
      </text:list>
      <text:p text:style-name="Standard"/>
      <text:p text:style-name="Standard"/>
      <text:p text:style-name="P3">Url api:</text:p>
      <text:p text:style-name="P3"><text:a xlink:type="simple" xlink:href="https://externo-smartlex-api-contenidos.iberley.es/api/doc?access_token=eyJhbGciOiJSUzI1NiIsInR5cC[" office:target-frame-name="_blank" xlink:show="new" text:style-name="Internet_20_link" text:visited-style-name="Visited_20_Internet_20_Link"><text:span text:style-name="T1">https://externo-smartlex-api-contenidos.iberley.es/api/doc?access_token=eyJhbGciOiJSUzI1NiIsInR5cC[</text:span></text:a> </text:p>
      <text:p text:style-name="P3"/>
      <text:p text:style-name="P3">url documento, plantilla:</text:p>
      <text:p text:style-name="P3"><text:a xlink:type="simple" xlink:href="https://docs.google.com/document/d/1Lt7QedMJwQVUdK8xERlYDxB4lMoYJjUt60IEoLMYtXM/edit?usp=sharing" office:target-frame-name="_blank" xlink:show="new" text:style-name="Internet_20_link" text:visited-style-name="Visited_20_Internet_20_Link"><text:span text:style-name="T1">https://docs.google.com/document/d/1Lt7QedMJwQVUdK8xERlYDxB4lMoYJjUt60IEoLMYtXM/edit?usp=sharing</text:span></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Noto Sans" svg:font-family="'Noto Sans',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4-20T08:25:00.872000000</dc:date>
    <meta:editing-duration>PT33M31S</meta:editing-duration>
    <meta:editing-cycles>2</meta:editing-cycles>
    <meta:generator>LibreOffice/7.1.2.2$Windows_X86_64 LibreOffice_project/8a45595d069ef5570103caea1b71cc9d82b2aae4</meta:generator>
    <meta:document-statistic meta:table-count="0" meta:image-count="0" meta:object-count="0" meta:page-count="1" meta:paragraph-count="12" meta:word-count="157" meta:character-count="1938" meta:non-whitespace-character-count="1793"/>
  </office:meta>
</office:document-meta>
</file>